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style:text-position="0% 100%"/>
    </style:style>
    <style:style style:name="T1" style:family="text">
      <style:text-properties style:text-position="sub 58%"/>
    </style:style>
    <style:style style:name="T2" style:family="text">
      <style:text-properties style:text-position="sub 58%" style:font-name="DejaVu Sans" style:font-name-asian="DejaVu Sans" style:font-name-complex="DejaVu Sans"/>
    </style:style>
    <style:style style:name="T3" style:family="text">
      <style:text-properties style:text-position="sub 58%" style:font-name="Nimbus Roman No9 L" fo:font-style="normal" style:font-name-asian="DejaVu Sans" style:font-style-asian="normal" style:font-name-complex="DejaVu Sans" style:font-style-complex="normal"/>
    </style:style>
    <style:style style:name="T4" style:family="text">
      <style:text-properties style:text-position="0% 100%"/>
    </style:style>
    <style:style style:name="T5" style:family="text">
      <style:text-properties style:text-position="0% 100%" style:font-name="DejaVu Sans" style:font-name-asian="DejaVu Sans" style:font-name-complex="DejaVu Sans"/>
    </style:style>
    <style:style style:name="T6" style:family="text">
      <style:text-properties style:font-name="Nimbus Roman No9 L" style:font-name-asian="DejaVu Sans" style:font-name-complex="DejaVu Sans"/>
    </style:style>
    <style:style style:name="T7" style:family="text">
      <style:text-properties style:font-name="Nimbus Roman No9 L" fo:font-style="italic" style:font-name-asian="DejaVu Sans" style:font-style-asian="italic" style:font-name-complex="DejaVu Sans" style:font-style-complex="italic"/>
    </style:style>
    <style:style style:name="T8" style:family="text">
      <style:text-properties style:font-name="Nimbus Roman No9 L" fo:font-style="normal" style:font-name-asian="DejaVu Sans" style:font-style-asian="normal" style:font-name-complex="DejaVu Sans" style:font-style-complex="normal"/>
    </style:style>
    <style:style style:name="T9" style:family="text">
      <style:text-properties style:text-position="super 58%" style:font-name="Nimbus Roman No9 L" fo:font-style="normal" style:font-name-asian="DejaVu Sans" style:font-style-asian="normal" style:font-name-complex="DejaVu Sans" style:font-style-complex="normal"/>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deal Free Distribution:</text:p>
      <text:p text:style-name="Standard"/>
      <text:p text:style-name="Standard">Si la temporada de pesca se lleva a cabo en un periodo de tiempo lo suficientemente corto como para que no se produzcan fenómenos de crecimiento poblacional en el medio de la misma, y se puedan ignorar:</text:p>
      <text:p text:style-name="Standard"/>
      <text:p text:style-name="Standard">La IDF asume que el esfuerzo se va a ir distribuyendo en el espacio a lo largo de la temporada de pesca, de forma que las 'profitabilities' (o rentabilidad del área) van a tender a ser iguales entre áreas. Si hay una bajada en la rentabilidad local <text:s/>de una zona con respecto a las <text:s/>otras, <text:s/>el <text:s/>nivel de esfuerzo va a cambiar desplazándose en parte a otras zonas hasta que las rentabilidades se igualen. </text:p>
      <text:p text:style-name="Standard"/>
      <text:p text:style-name="Standard">En el caso de que los costes asociados a cada área fuesen iguales, las diferencias entre la rentabilidad vendrían dadas por los cambios en la CPUE de cada área. <text:s/>Tendiendo hacia un valor de <text:s/>CPUE común que iría disminuyendo a medida que el esfuerzo aumenta (si no hay límites de esfuerzo o no se alcanzan). </text:p>
      <text:p text:style-name="Standard"/>
      <text:p text:style-name="Standard">Si los costes son distintos entre áreas, las CPUEs no se igualarían entre áreas, pero tenderían a un equilibrio entre CPUE y costes (la rentabilidad), que también tendería a disminuir con el esfuerzo. </text:p>
      <text:p text:style-name="Standard"/>
      <text:p text:style-name="Standard">Teniendo en cuenta lo anterior (qué es en líneas generales la idea que tengo de cómo se comporta el esfuerzo en la IDF), si observamos los cambios que se producen en el número de capturas y en el esfuerzo para cada área en función de N<text:span text:style-name="T1">i, t</text:span>, vemos que, en el caso de la IDF:</text:p>
      <text:p text:style-name="Standard"/>
      <text:list text:style-name="L1">
        <text:list-item>
          <text:p text:style-name="P1">Para el caso de intercambio entre estados vulnerables e invulnerables: E<text:span text:style-name="T1">i</text:span><text:span text:style-name="T4">= k</text:span><text:span text:style-name="T1">i</text:span><text:span text:style-name="T4"> C</text:span><text:span text:style-name="T1">i</text:span><text:span text:style-name="T4"> <text:s/></text:span><text:span text:style-name="T5">✔</text:span><text:span text:style-name="T2">Hecho</text:span></text:p>
        </text:list-item>
        <text:list-item>
          <text:p text:style-name="P1"><text:span text:style-name="T4">Para el caso en el que tenía en cuenta tiempo de búsqueda y procesado (handling time): E</text:span><text:span text:style-name="T1">i</text:span><text:span text:style-name="T4">=[ln(k</text:span><text:span text:style-name="T1">2i</text:span><text:span text:style-name="T4"> + C</text:span><text:span text:style-name="T1">i</text:span><text:span text:style-name="T4">) + k</text:span><text:span text:style-name="T1">3i</text:span><text:span text:style-name="T4">C</text:span><text:span text:style-name="T1">i</text:span><text:span text:style-name="T4"> + ln(k</text:span><text:span text:style-name="T1">2i</text:span><text:span text:style-name="T4">)]/q</text:span><text:span text:style-name="T1">i</text:span><text:span text:style-name="T4"> <text:s/></text:span><text:span text:style-name="T5">✘</text:span><text:span text:style-name="T2">la parte de las k2....</text:span></text:p>
        </text:list-item>
      </text:list>
      <text:p text:style-name="P2"><text:span text:style-name="T6">Es decir, la relación entre esfuerzo y captura en la IDF predice que a mayor captura potencial mayor esfuerzo se va a ejercer en esa área para esa temporada de pesca determinada. <text:s/>En el primer caso, la relación va a ser lineal y no se van a observar cambios en la CPUE entre temporadas de pesca. En el segundo caso, para </text:span><text:span text:style-name="T7">handling times</text:span><text:span text:style-name="T8"> grandes ( k</text:span><text:span text:style-name="T3">3 </text:span><text:span text:style-name="T8">grandes) también va a ser lineal (el término k</text:span><text:span text:style-name="T3">3</text:span><text:span text:style-name="T8">C</text:span><text:span text:style-name="T3">i</text:span><text:span text:style-name="T8"> 'domina' sobre los logaritmos). Para </text:span><text:span text:style-name="T7">handling times</text:span><text:span text:style-name="T8"> pequeñas, <text:s/>k</text:span><text:span text:style-name="T3">3</text:span><text:span text:style-name="T8">C</text:span><text:span text:style-name="T3">i </text:span><text:span text:style-name="T8"><text:s/>se puede asimilar a cero y se cumple que:</text:span></text:p>
      <text:p text:style-name="P2"><text:span text:style-name="T8"><text:tab/>C</text:span><text:span text:style-name="T3">i</text:span><text:span text:style-name="T8">=k</text:span><text:span text:style-name="T3">2i</text:span><text:span text:style-name="T8"> (e</text:span><text:span text:style-name="T9">qiEi</text:span><text:span text:style-name="T8">- 1) &lt;-- Las capturas aumentan más rápido que el esfuerzo. ¿Esto se da cuando </text:span></text:p>
      <text:p text:style-name="Text_20_body"><text:span text:style-name="T5"/></text:p>
      <text:p text:style-name="Text_20_body"><text:span text:style-name="T5"/></text:p>
      <text:list text:style-name="L1" text:continue-numbering="true">
        <text:list-header>
          <text:p text:style-name="P1"><text:span text:style-name="T4"/></text:p>
        </text:list-header>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PE"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Ines Naya</meta:initial-creator>
    <meta:creation-date>2008-10-03T00:53:38</meta:creation-date>
    <dc:creator>Ines Naya</dc:creator>
    <dc:date>2008-10-03T02:28:58</dc:date>
    <meta:editing-cycles>1</meta:editing-cycles>
    <meta:editing-duration>PT17M37S</meta:editing-duration>
    <meta:user-defined meta:name="Info 1"/>
    <meta:user-defined meta:name="Info 2"/>
    <meta:user-defined meta:name="Info 3"/>
    <meta:user-defined meta:name="Info 4"/>
    <meta:document-statistic meta:table-count="0" meta:image-count="0" meta:object-count="0" meta:page-count="1" meta:paragraph-count="10" meta:word-count="408" meta:character-count="2249"/>
  </office:meta>
</office:document-meta>
</file>